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11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22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29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36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43" style:parent-style-name="DefaultParagraphFont" style:family="text">
      <style:text-properties style:font-name="Malgun Gothic" style:font-name-asian="Malgun Gothic" style:font-name-complex="Malgun Gothic" fo:font-size="10pt" style:font-size-asian="10pt"/>
    </style:style>
    <style:style style:name="T44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45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46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47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48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49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0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1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2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3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4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5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6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7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8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59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0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1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2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3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4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5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6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7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8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69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0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1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2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3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4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5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6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7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8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79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T80" style:parent-style-name="DefaultParagraphFont" style:family="text">
      <style:text-properties style:font-name="Verdana" style:font-name-asian="Verdana" style:font-name-complex="Verdana" fo:font-size="12pt" style:font-size-asian="12pt"/>
    </style:style>
    <style:style style:name="P81" style:parent-style-name="Normal" style:family="paragraph">
      <style:paragraph-properties fo:margin-bottom="0.1388in" fo:line-height="115%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T86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T91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="Malgun Gothic" style:font-name-asian="Malgun Gothic" style:font-name-complex="Malgun Gothic" fo:font-size="12pt" style:font-size-asian="12pt"/>
    </style:style>
    <style:style style:name="P98" style:parent-style-name="Normal" style:family="paragraph">
      <style:paragraph-properties fo:margin-bottom="0.1388in" fo:line-height="115%"/>
    </style:style>
    <style:style style:name="P99" style:parent-style-name="Normal" style:family="paragraph">
      <style:paragraph-properties fo:margin-bottom="0.1388in" fo:line-height="115%"/>
    </style:style>
    <style:style style:name="P100" style:parent-style-name="Normal" style:family="paragraph">
      <style:paragraph-properties fo:margin-bottom="0.1388in" fo:line-height="115%"/>
    </style:style>
    <style:style style:name="P101" style:parent-style-name="Normal" style:family="paragraph">
      <style:paragraph-properties fo:margin-bottom="0.1388in" fo:line-height="115%"/>
    </style:style>
    <style:style style:name="P102" style:parent-style-name="Normal" style:family="paragraph">
      <style:paragraph-properties fo:margin-bottom="0.1388in" fo:line-height="115%"/>
    </style:style>
    <style:style style:name="P103" style:parent-style-name="Normal" style:family="paragraph">
      <style:paragraph-properties fo:margin-bottom="0.1388in" fo:line-height="115%"/>
    </style:style>
    <style:style style:name="P104" style:parent-style-name="Normal" style:family="paragraph">
      <style:paragraph-properties fo:margin-bottom="0.1388in" fo:line-height="115%"/>
    </style:style>
    <style:style style:name="P105" style:parent-style-name="Normal" style:family="paragraph">
      <style:paragraph-properties fo:margin-bottom="0.1388in" fo:line-height="115%"/>
    </style:style>
    <style:style style:name="P106" style:parent-style-name="Normal" style:family="paragraph">
      <style:paragraph-properties fo:margin-bottom="0.1388in" fo:line-height="115%"/>
    </style:style>
    <style:style style:name="P107" style:parent-style-name="Normal" style:family="paragraph">
      <style:paragraph-properties fo:margin-bottom="0.1388in" fo:line-height="115%"/>
    </style:style>
    <style:style style:name="P108" style:parent-style-name="Normal" style:family="paragraph">
      <style:paragraph-properties fo:margin-bottom="0.1388in" fo:line-height="115%"/>
    </style:style>
    <style:style style:name="P109" style:parent-style-name="Normal" style:family="paragraph">
      <style:paragraph-properties fo:margin-bottom="0.1388in" fo:line-height="115%"/>
    </style:style>
    <style:style style:name="P110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Hi, how are you? I hope you and your family is safe from COVID.</text:span></text:p>
      <text:p text:style-name="P3"><text:span text:style-name="T4">Do you have an account on freelancer.com?</text:span></text:p>
      <text:p text:style-name="P5"><text:span text:style-name="T6">Would you help me? Now I want to expand my online business.</text:span></text:p>
      <text:p text:style-name="P7"><text:span text:style-name="T8">I want to buy or rent your upwork account. How do you think about this?</text:span></text:p>
      <text:p text:style-name="P9"><text:span text:style-name="T10">At least 2<text:s/></text:span><text:span text:style-name="T11">accounts.</text:span></text:p>
      <text:p text:style-name="P12"><text:span text:style-name="T13">Sorry, I can't prepay. I agree on postpay.</text:span></text:p>
      <text:p text:style-name="P14"><text:span text:style-name="T15">And I want to work on your PC by AnyDesk or Teamviewer.</text:span></text:p>
      <text:p text:style-name="P16"><text:span text:style-name="T17">Believe me. Can't I pay after payment? <text:s/>I will keep my trust.</text:span></text:p>
      <text:p text:style-name="P18"><text:span text:style-name="T19">I would appreciate it if you think carefully again.</text:span></text:p>
      <text:p text:style-name="P20"><text:span text:style-name="T21">I am ready to provide you 10% of<text:s/></text:span><text:span text:style-name="T22">revenue from your account (at least $100).</text:span></text:p>
      <text:p text:style-name="P23"><text:span text:style-name="T24">To avoid being banned from upwork I need to work on your PC because upwork always detect IP address.</text:span></text:p>
      <text:p text:style-name="P25"><text:span text:style-name="T26">Anydesk or TeamViewer would be good choice for remote access to your PC. If not, freelancer account.</text:span></text:p>
      <text:p text:style-name="P27"><text:span text:style-name="T28">I am looki</text:span><text:span text:style-name="T29">ng forward to a long term, trustable cooperation more than 2~3 years.</text:span></text:p>
      <text:p text:style-name="P30"><text:span text:style-name="T31">Where are you from?</text:span></text:p>
      <text:p text:style-name="P32"><text:span text:style-name="T33">Few years ago I have started my career as a part time freelancer on few platforms such as upwork.com and freelancer.com.</text:span></text:p>
      <text:p text:style-name="P34"><text:span text:style-name="T35">After few years work I have possesed advance</text:span><text:span text:style-name="T36">d skill on freelancing and learned how to deal with clients and projects.</text:span></text:p>
      <text:p text:style-name="P37"><text:span text:style-name="T38">I would be grateful if you can understand me.</text:span></text:p>
      <text:p text:style-name="P39"><text:span text:style-name="T40">But until when?</text:span></text:p>
      <text:p text:style-name="P41"><text:span text:style-name="T42">Node.js, Angular, Express, MongoDB, React, CodeIgniter in PHP, JavaScript, Html, C++, C#, MySQL,<text:s/></text:span><text:soft-page-break/><text:span text:style-name="T43">CSS, Java, Android</text:span></text:p>
      <text:p text:style-name="Normal"><text:span text:style-name="T44">Hello!</text:span></text:p>
      <text:p text:style-name="Normal"><text:span text:style-name="T45">I’m a freelancer from China who wants to grow my outsourcing work.</text:span></text:p>
      <text:p text:style-name="Normal"><text:span text:style-name="T46">Now I’d like to buy or borrow some US or European upwork accounts.</text:span></text:p>
      <text:p text:style-name="Normal"><text:span text:style-name="T47">I will pay 10% (incoming monthly payment ) for European accounts monthly.<text:s/></text:span><text:span text:style-name="T48">(Maybe we can discuss with payment...)</text:span></text:p>
      <text:p text:style-name="Normal"/>
      <text:p text:style-name="Normal"><text:span text:style-name="T49">Why do I need USA or European upwork accounts?</text:span></text:p>
      <text:p text:style-name="Normal"><text:span text:style-name="T50">There're so many freelancers on upwork from many countries in the world.</text:span></text:p>
      <text:p text:style-name="Normal"><text:span text:style-name="T51">And they are always trying to get the job on Upwork.</text:span></text:p>
      <text:p text:style-name="Normal"><text:span text:style-name="T52">As you know, the population of<text:s/></text:span><text:span text:style-name="T53">China is a quarter of the Earth’s population.</text:span></text:p>
      <text:p text:style-name="Normal"><text:span text:style-name="T54">And also there are many Chinese freelancers working on upwork.</text:span></text:p>
      <text:p text:style-name="Normal"><text:span text:style-name="T55">Besides that, the rate of Chinese accounts is lower than European or USA accounts.</text:span></text:p>
      <text:p text:style-name="Normal"><text:span text:style-name="T56">That means it is very difficult for me to get jobs using Chin</text:span><text:span text:style-name="T57">ese account.</text:span></text:p>
      <text:p text:style-name="Normal"><text:span text:style-name="T58">So I decided to work on upwork using US or European account.</text:span></text:p>
      <text:p text:style-name="Normal"><text:span text:style-name="T59">Also if I get the US or European account I could be hired easily with a high rate.</text:span></text:p>
      <text:p text:style-name="Normal"><text:span text:style-name="T60">And this job needs some remote work.</text:span></text:p>
      <text:p text:style-name="Normal"/>
      <text:p text:style-name="Normal"><text:span text:style-name="T61">Why do I need to work on your location via TeamViewer?</text:span></text:p>
      <text:p text:style-name="Normal"><text:span text:style-name="T62">O</text:span><text:span text:style-name="T63">f course I can create a US or European account with their real ID information.</text:span></text:p>
      <text:p text:style-name="Normal"><text:span text:style-name="T64">Then I have to use VPN/Proxy because of my location.</text:span></text:p>
      <text:p text:style-name="Normal"><text:span text:style-name="T65">But unfortunately the Upwork team detected VPN/Proxy information on the account.</text:span></text:p>
      <text:p text:style-name="Normal"><text:span text:style-name="T66">That means I have to work in the US or<text:s/></text:span><text:span text:style-name="T67">Europe.</text:span></text:p>
      <text:p text:style-name="Normal"><text:span text:style-name="T68">But how can I do it? It’s impossible.</text:span></text:p>
      <text:p text:style-name="Normal"><text:span text:style-name="T69">That’s why I need to work on your locale via TeamViewer.</text:span></text:p>
      <text:p text:style-name="Normal"><text:span text:style-name="T70">Note: I’m a freelancer and I’m sure that I don’t steal or damage your own data.</text:span></text:p>
      <text:p text:style-name="Normal"/>
      <text:p text:style-name="Normal"><text:span text:style-name="T71">Creating Upwork account</text:span></text:p>
      <text:p text:style-name="Normal"><text:span text:style-name="T72">I need to create accounts myself. Because it</text:span><text:span text:style-name="T73"><text:s/>needs some skills and experience.</text:span></text:p>
      <text:p text:style-name="Normal"><text:span text:style-name="T74">Also I have to work on upwork daily using the account.</text:span></text:p>
      <text:p text:style-name="Normal"><text:span text:style-name="T75">As for the account, it is very important for freelancers.</text:span></text:p>
      <text:p text:style-name="Normal"/>
      <text:p text:style-name="Normal"><text:span text:style-name="T76">Requirements</text:span></text:p>
      <text:p text:style-name="Normal"><text:span text:style-name="T77">Dedicated PC/laptop (24/7 running) Minimum dual core CPU</text:span></text:p>
      <text:p text:style-name="Normal"><text:span text:style-name="T78">Good internet connections</text:span></text:p>
      <text:p text:style-name="Normal"><text:span text:style-name="T79">Running<text:s/></text:span><text:span text:style-name="T80">Teamviewer 24/7</text:span></text:p>
      <text:p text:style-name="P81"/>
      <text:soft-page-break/>
      <text:p text:style-name="P82"><text:span text:style-name="T83">-------------------------------------------------------------------------------------------------------------------</text:span></text:p>
      <text:p text:style-name="P84"><text:span text:style-name="T85">To tell you about me, I have over 10 years of experience with web application development and built lots of<text:s/></text:span><text:span text:style-name="T86">websites and mobile applications in Chinese local companies so far.</text:span></text:p>
      <text:p text:style-name="P87"><text:span text:style-name="T88">Now I am going to expand my business and that pushes me to make decisions for working on Upwork.</text:span></text:p>
      <text:p text:style-name="P89"><text:span text:style-name="T90">So I am finding my partner who can rent his/her account to me so that I can make money usin</text:span><text:span text:style-name="T91">g that.</text:span></text:p>
      <text:p text:style-name="P92"><text:span text:style-name="T93">Also, You will have regular revenue with our cooperation.</text:span></text:p>
      <text:p text:style-name="P94"><text:span text:style-name="T95">If you have an Upwork account, don't hesitate to touch me anytime anywhere.</text:span></text:p>
      <text:p text:style-name="P96"><text:span text:style-name="T97">I will be online almost of time for you and welcome to discuss your offer!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per</dc:creator>
    <meta:creation-date>2021-04-13T05:06:00Z</meta:creation-date>
    <dc:date>2021-04-13T05:07:00Z</dc:date>
    <meta:template xlink:href="Normal.dotm" xlink:type="simple"/>
    <meta:editing-cycles>2</meta:editing-cycles>
    <meta:editing-duration>PT60S</meta:editing-duration>
    <meta:document-statistic meta:page-count="3" meta:paragraph-count="7" meta:word-count="554" meta:character-count="3707" meta:row-count="26" meta:non-whitespace-character-count="3160"/>
  </office:meta>
</office:document-meta>
</file>